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Value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primitive_long.test_str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primitive_long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primitive_long.test_emptyS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